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94.58mm"/>
    </style:style>
    <style:style style:name="co6" style:family="table-column">
      <style:table-column-properties fo:break-before="auto" style:column-width="56.73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7.04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31.4mm"/>
    </style:style>
    <style:style style:name="co21" style:family="table-column">
      <style:table-column-properties fo:break-before="auto" style:column-width="43.66mm"/>
    </style:style>
    <style:style style:name="co22" style:family="table-column">
      <style:table-column-properties fo:break-before="auto" style:column-width="10.7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identes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natureza_acidente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ciclista</text:p>
          </table:table-cell>
          <table:table-cell office:value-type="string" calcext:value-type="string">
            <text:p>pedestre</text:p>
          </table:table-cell>
          <table:table-cell office:value-type="string" calcext:value-type="string">
            <text:p>onibus</text:p>
          </table:table-cell>
          <table:table-cell office:value-type="string" calcext:value-type="string">
            <text:p>caminhao</text:p>
          </table:table-cell>
          <table:table-cell office:value-type="string" calcext:value-type="string">
            <text:p>viatur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vitimas</text:p>
          </table:table-cell>
          <table:table-cell office:value-type="string" calcext:value-type="string">
            <text:p>vitimas_fatais</text:p>
          </table:table-cell>
          <table:table-cell office:value-type="string" calcext:value-type="string">
            <text:p>tempo_clima</text:p>
          </table:table-cell>
          <table:table-cell office:value-type="string" calcext:value-type="string">
            <text:p>situacao_semaforo</text:p>
          </table:table-cell>
          <table:table-cell office:value-type="string" calcext:value-type="string">
            <text:p>sinalizacao</text:p>
          </table:table-cell>
          <table:table-cell office:value-type="string" calcext:value-type="string">
            <text:p>condicao_via</text:p>
          </table:table-cell>
          <table:table-cell office:value-type="string" calcext:value-type="string">
            <text:p>conservacao_via</text:p>
          </table:table-cell>
          <table:table-cell office:value-type="string" calcext:value-type="string">
            <text:p>ponto_controle</text:p>
          </table:table-cell>
          <table:table-cell office:value-type="string" calcext:value-type="string">
            <text:p>situacao_plac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01/01/2021</text:p>
          </table:table-cell>
          <table:table-cell office:value-type="string" calcext:value-type="string">
            <text:p>19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BENFIC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1/2021</text:p>
          </table:table-cell>
          <table:table-cell office:value-type="string" calcext:value-type="string">
            <text:p>23:1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leos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1/2021</text:p>
          </table:table-cell>
          <table:table-cell office:value-type="string" calcext:value-type="string">
            <text:p>10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RUA RESPLENDOR</text:p>
          </table:table-cell>
          <table:table-cell office:value-type="string" calcext:value-type="string">
            <text:p>COLISÃO COM CICLI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1/2021</text:p>
          </table:table-cell>
          <table:table-cell office:value-type="string" calcext:value-type="string">
            <text:p>11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09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RETIR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11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OSCAR DE BARRO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15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21:19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O ESPINHEIR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09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FERNANDO CESAR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10:2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HOQ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10:2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10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TOMBAMEN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16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08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VDO DAS CINCO PONTA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ATROPEL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1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table:number-columns-repeated="3"/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7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1/2021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08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RUA DR ARMANDO TAVARE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08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TREZE DE MAI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15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17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21:1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OS NAVEGANTE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06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07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08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CORONEL URIEL SERGIO GARDIM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09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RUI BARBOSA</text:p>
          </table:table-cell>
          <table:table-cell office:value-type="string" calcext:value-type="string">
            <text:p>CAPOT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09:5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11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17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18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DA HARMONIA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1/2021</text:p>
          </table:table-cell>
          <table:table-cell office:value-type="string" calcext:value-type="string">
            <text:p>08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1/2021</text:p>
          </table:table-cell>
          <table:table-cell office:value-type="string" calcext:value-type="string">
            <text:p>13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1/2021</text:p>
          </table:table-cell>
          <table:table-cell office:value-type="string" calcext:value-type="string">
            <text:p>21:5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HERCULANO BANDEI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1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2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ARMINDO MOU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2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RASÍLIA TEIMOSA</text:p>
          </table:table-cell>
          <table:table-cell office:value-type="string" calcext:value-type="string">
            <text:p>AV BRASILIA FORMOS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4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RUA SAO BEN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4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4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NSVERSAL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14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INA DO BARRETO</text:p>
          </table:table-cell>
          <table:table-cell office:value-type="string" calcext:value-type="string">
            <text:p>RUA MARCILIO DIA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1/2021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ATROPEL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1/2021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MOTOCOLOMB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1/2021</text:p>
          </table:table-cell>
          <table:table-cell office:value-type="string" calcext:value-type="string">
            <text:p>22:2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CANTORA CLARA NUN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1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ALBERTO PAIV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2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RUA WASHINGTON DUARTE ESPINDOL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4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LGO ENCRUZILHAD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6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7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18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MARQUES DE ABRANTES</text:p>
          </table:table-cell>
          <table:table-cell office:value-type="string" calcext:value-type="string">
            <text:p>COLISÃO COM CICLI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08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09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10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MAURICIO DE NASSAU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10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QUARENTA E OI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13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18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20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LAMEDA DAS HORTENCIA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22:0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0:4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GASTAO VIDIGAL</text:p>
          </table:table-cell>
          <table:table-cell office:value-type="string" calcext:value-type="string">
            <text:p>CHOQ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1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JOAO IVO DA SILVA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3:4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4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PROFESSORA AURORA SOAR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4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8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7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OSMORAM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8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PALMAR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1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MARQUES DE VALENC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1/2021</text:p>
          </table:table-cell>
          <table:table-cell office:value-type="string" calcext:value-type="string">
            <text:p>2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RUA FALCAO DE LACERD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07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07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09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12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UA MINAS GERAI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16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PREFEITO ARTUR LIMA CAVALCANTI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20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20:3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1/2021</text:p>
          </table:table-cell>
          <table:table-cell office:value-type="string" calcext:value-type="string">
            <text:p>23:0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00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12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16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17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ENGENHEIRO JOSE ESTELITA</text:p>
          </table:table-cell>
          <table:table-cell office:value-type="string" calcext:value-type="string">
            <text:p>COLISÃO TRANSVER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17:0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PADRE BERNADINO PESSOA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17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SAO JUDAS TADEU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20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21:55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UABIRABA</text:p>
          </table:table-cell>
          <table:table-cell office:value-type="string" calcext:value-type="string">
            <text:p>RUA Z</text:p>
          </table:table-cell>
          <table:table-cell office:value-type="string" calcext:value-type="string">
            <text:p>CHOQU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1/2021</text:p>
          </table:table-cell>
          <table:table-cell office:value-type="string" calcext:value-type="string">
            <text:p>22:1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O ESPINHEIRO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1/2021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 office:value-type="string" calcext:value-type="string">
            <text:p>CHOQ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1/2021</text:p>
          </table:table-cell>
          <table:table-cell office:value-type="string" calcext:value-type="string">
            <text:p>07:3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1/2021</text:p>
          </table:table-cell>
          <table:table-cell office:value-type="string" calcext:value-type="string">
            <text:p>13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PTE DO LIMOEIR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1/2021</text:p>
          </table:table-cell>
          <table:table-cell office:value-type="string" calcext:value-type="string">
            <text:p>18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00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01:1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RUA DR ALVARO FERRAZ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07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11:5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JOSE GONCALVES DE MEDEIRO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15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17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NOBRE DE LACERD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19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AV MANOEL GONCALVES DA LUZ</text:p>
          </table:table-cell>
          <table:table-cell office:value-type="string" calcext:value-type="string">
            <text:p>ATROPELAMENT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19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20:5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21:32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22:1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RUA ANDRE DIAS FIGUERED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1/2021</text:p>
          </table:table-cell>
          <table:table-cell office:value-type="string" calcext:value-type="string">
            <text:p>22:5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HOQU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1/2021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1/2021</text:p>
          </table:table-cell>
          <table:table-cell office:value-type="string" calcext:value-type="string">
            <text:p>15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BISPO CARDOSO AYR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1/2021</text:p>
          </table:table-cell>
          <table:table-cell office:value-type="string" calcext:value-type="string">
            <text:p>22:46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03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07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EST DO ARRAIAL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08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RETIRO</text:p>
          </table:table-cell>
          <table:table-cell office:value-type="string" calcext:value-type="string">
            <text:p>RUA SPORT CLUBE DO RECIFE</text:p>
          </table:table-cell>
          <table:table-cell office:value-type="string" calcext:value-type="string">
            <text:p>COLISÃ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08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RETIR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09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0:3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ENGAVETAMENTO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0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1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4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4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VDO PAPA JOAO PAULO II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6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APOT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17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AFONSO OLINDENSE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21:27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1/2021</text:p>
          </table:table-cell>
          <table:table-cell office:value-type="string" calcext:value-type="string">
            <text:p>21:3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PTE PRINCESA IZABEL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1/2021</text:p>
          </table:table-cell>
          <table:table-cell office:value-type="string" calcext:value-type="string">
            <text:p>12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AGRICOLAND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1/2021</text:p>
          </table:table-cell>
          <table:table-cell office:value-type="string" calcext:value-type="string">
            <text:p>14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1/2021</text:p>
          </table:table-cell>
          <table:table-cell office:value-type="string" calcext:value-type="string">
            <text:p>17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RUA DA SOLEDAD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1/2021</text:p>
          </table:table-cell>
          <table:table-cell office:value-type="string" calcext:value-type="string">
            <text:p>21:0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05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09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ATROPEL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10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AV ENGENHEIRO JOSE ESTELI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13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DO TRIUNFO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15:3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REPUBLICA DO LIBANO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15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PTE PRINCESA IZABEL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1/2021</text:p>
          </table:table-cell>
          <table:table-cell office:value-type="string" calcext:value-type="string">
            <text:p>21:4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SEBASTIAO ALV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2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3:1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PRINCIPE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3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BOMBA DO HEMETERI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6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ATROPEL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6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ARQUITETO LUIZ NUNES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1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20:4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AMBUI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1/2021</text:p>
          </table:table-cell>
          <table:table-cell office:value-type="string" calcext:value-type="string">
            <text:p>21:52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AV MARIA IREN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1:2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1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RUA SATURNO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2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RUA RIBEIRO PESSO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2:2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4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1/2021</text:p>
          </table:table-cell>
          <table:table-cell office:value-type="string" calcext:value-type="string">
            <text:p>19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1/2021</text:p>
          </table:table-cell>
          <table:table-cell office:value-type="string" calcext:value-type="string">
            <text:p>12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1/2021</text:p>
          </table:table-cell>
          <table:table-cell office:value-type="string" calcext:value-type="string">
            <text:p>14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RUA JORNALISTA NELSON FIRM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1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12:2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CORREGO DA AREI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16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ANTONIO FALCA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16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RUA DAMASC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20:4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1/2021</text:p>
          </table:table-cell>
          <table:table-cell office:value-type="string" calcext:value-type="string">
            <text:p>21:5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07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RUA JORNALISTA PAULO BITTENCOURT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07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PADRE ANCHIETA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08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BELA VIST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08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PRC MACIEL PINHEIRO</text:p>
          </table:table-cell>
          <table:table-cell office:value-type="string" calcext:value-type="string">
            <text:p>ATROPEL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0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CHOQ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R-6c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3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6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7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MARIO SOUTO MAIOR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7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RIBEIRO PESSO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7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LATERA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17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2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1/2021</text:p>
          </table:table-cell>
          <table:table-cell office:value-type="string" calcext:value-type="string">
            <text:p>22:45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RUA EMILIO MONTEIRO FONSECA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07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MILITAR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08:5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AV ENGENHEIRO JOSE ESTELIT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0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0:3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BENFICA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2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AQUEIRA</text:p>
          </table:table-cell>
          <table:table-cell office:value-type="string" calcext:value-type="string">
            <text:p>AV RUI BARBOSA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3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COSME VIANA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4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1/2021</text:p>
          </table:table-cell>
          <table:table-cell office:value-type="string" calcext:value-type="string">
            <text:p>16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06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15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DAS PERNAMBUCANA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table:number-columns-repeated="2"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16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UA SANTO ANTONI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16:5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17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RUA SAO SEBASTIA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22:1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1/2021</text:p>
          </table:table-cell>
          <table:table-cell office:value-type="string" calcext:value-type="string">
            <text:p>22:3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0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PRC MACIEL PINHEIRO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1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3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M HELDER CAMARA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5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 office:value-type="string" calcext:value-type="string">
            <text:p>ATROPELAMENT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PTE AGAMENON MAGALHAES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7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8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19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20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1/2021</text:p>
          </table:table-cell>
          <table:table-cell office:value-type="string" calcext:value-type="string">
            <text:p>22:07:40</text:p>
          </table:table-cell>
          <table:table-cell office:value-type="string" calcext:value-type="string">
            <text:p>SEM VÍTIMA</text:p>
          </table:table-cell>
          <table:table-cell/>
          <table:table-cell office:value-type="string" calcext:value-type="string">
            <text:p>RUA ESCRITOR JOAQUIM NOBER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07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RIACHUELO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15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AV ENGENHEIRO JOSE ESTELIT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15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R GASPAR REGUEIRA COS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16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RUA MANDACARU</text:p>
          </table:table-cell>
          <table:table-cell office:value-type="string" calcext:value-type="string">
            <text:p>TOMBAMEN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18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1/2021</text:p>
          </table:table-cell>
          <table:table-cell office:value-type="string" calcext:value-type="string">
            <text:p>23:1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O ESPINHEIR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1/2021</text:p>
          </table:table-cell>
          <table:table-cell office:value-type="string" calcext:value-type="string">
            <text:p>07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GENERAL SALGAD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1/2021</text:p>
          </table:table-cell>
          <table:table-cell office:value-type="string" calcext:value-type="string">
            <text:p>11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1/2021</text:p>
          </table:table-cell>
          <table:table-cell office:value-type="string" calcext:value-type="string">
            <text:p>12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1/2021</text:p>
          </table:table-cell>
          <table:table-cell office:value-type="string" calcext:value-type="string">
            <text:p>14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RUA LEONARDO BEZERRA CAVALCANT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1/2021</text:p>
          </table:table-cell>
          <table:table-cell office:value-type="string" calcext:value-type="string">
            <text:p>22:1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MANOEL BORBA</text:p>
          </table:table-cell>
          <table:table-cell office:value-type="string" calcext:value-type="string">
            <text:p>ATROPEL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07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07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MINISTRO NELSON HUNGRIA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09:55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RIO BRIGIDA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0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AV HILDEBRANDO DE VASCONCELO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4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 POMBA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5:28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RUA MARIA CANDIDA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Z DE JULHO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7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8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ULA BATIST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8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JUEIRO</text:p>
          </table:table-cell>
          <table:table-cell office:value-type="string" calcext:value-type="string">
            <text:p>RUA CORONEL URBANO RIBEIRO DE SEN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PROFESSOR JOAO MEDEI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AV FLOR DE SANTAN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string" calcext:value-type="string">
            <text:p>23:2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ERNESTO DE PAULA SANTO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08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09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10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VALE DO ITAJAI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10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11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HOQU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13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RQUITETO LUIZ NUNES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21:2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CONS PERETTI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21:13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21:32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1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PALMAR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2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JOSE OSORI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3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3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RUA JORNALISTA PAULO BITTENCOURT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AV MARIA IRENE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5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ATROPELAMENTO DE PESSO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19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20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ITACARI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15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15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ITAJAI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19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JERONIMO VILEL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20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RUI BARBOSA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21:4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PROFESSOR ARTUR DE S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00:3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AV CENTRAL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02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DR MIGUEL VIEIRA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09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VDO PAPA JOAO PAULO II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0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HENRIQUE DIA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0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ODORICO MENDE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1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1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ANA BEZERR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5:09:00</text:p>
          </table:table-cell>
          <table:table-cell office:value-type="string" calcext:value-type="string">
            <text:p>SEM VÍTIMA</text:p>
          </table:table-cell>
          <table:table-cell/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16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2/2021</text:p>
          </table:table-cell>
          <table:table-cell office:value-type="string" calcext:value-type="string">
            <text:p>20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AV PARNAMIRIM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00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UA LEAL DE BARR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06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08:1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UABIRABA</text:p>
          </table:table-cell>
          <table:table-cell office:value-type="string" calcext:value-type="string">
            <text:p>EST DO BARRO BRANCO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14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14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17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17:2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DOM JOAO VI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2/2021</text:p>
          </table:table-cell>
          <table:table-cell office:value-type="string" calcext:value-type="string">
            <text:p>00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BETINHA</text:p>
          </table:table-cell>
          <table:table-cell office:value-type="string" calcext:value-type="string">
            <text:p>CHOQ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2/2021</text:p>
          </table:table-cell>
          <table:table-cell office:value-type="string" calcext:value-type="string">
            <text:p>18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RUA DR ANDRADE LY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2/2021</text:p>
          </table:table-cell>
          <table:table-cell office:value-type="string" calcext:value-type="string">
            <text:p>23:01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07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JERONIMO VILEL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08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PROFESSOR MORAES REG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JAMAIC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12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MARTINS DE BAR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12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CEA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15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1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AMPULHA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20:4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06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FERNANDO CESAR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11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AURORA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16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AMEL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16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IQUIÁ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1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06:2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UA ESTADO DE ISRAEL</text:p>
          </table:table-cell>
          <table:table-cell office:value-type="string" calcext:value-type="string">
            <text:p>CHOQUE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06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07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ULA BATISTA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08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RUA LEANDRO BARRET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10:5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2/2021</text:p>
          </table:table-cell>
          <table:table-cell office:value-type="string" calcext:value-type="string">
            <text:p>15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07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AFONSO OLINDENS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08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UA SAO MATEUS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13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15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16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17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20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20:5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GASTAO VIDIGAL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21:3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JOAO LIRA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06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PRC MINISTRO SALGADO FILH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07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12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OTENGY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12:5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PETRONILA BOTELH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14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19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2/2021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LGO DA SANTA CRUZ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2/2021</text:p>
          </table:table-cell>
          <table:table-cell office:value-type="string" calcext:value-type="string">
            <text:p>00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RIACHUEL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2/2021</text:p>
          </table:table-cell>
          <table:table-cell office:value-type="string" calcext:value-type="string">
            <text:p>08:2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2/2021</text:p>
          </table:table-cell>
          <table:table-cell office:value-type="string" calcext:value-type="string">
            <text:p>07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VDO PAPA JOAO PAULO II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/>
          <table:table-cell office:value-type="string" calcext:value-type="string">
            <text:p>Outros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2/2021</text:p>
          </table:table-cell>
          <table:table-cell office:value-type="string" calcext:value-type="string">
            <text:p>10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2/2021</text:p>
          </table:table-cell>
          <table:table-cell office:value-type="string" calcext:value-type="string">
            <text:p>09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COELHO LEIT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2/2021</text:p>
          </table:table-cell>
          <table:table-cell office:value-type="string" calcext:value-type="string">
            <text:p>11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RUA FALCAO DE LACERD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2/2021</text:p>
          </table:table-cell>
          <table:table-cell office:value-type="string" calcext:value-type="string">
            <text:p>15:5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Z DE JULH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08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09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RIACHUELO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SOUZA BANDEIR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AV MANOEL GONCALVES DA LUZ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17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JOAQUIM RIBEIR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2/2021</text:p>
          </table:table-cell>
          <table:table-cell office:value-type="string" calcext:value-type="string">
            <text:p>18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LTO SANTA TERESINHA</text:p>
          </table:table-cell>
          <table:table-cell office:value-type="string" calcext:value-type="string">
            <text:p>AV ANIBAL BENEVOL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2/2021</text:p>
          </table:table-cell>
          <table:table-cell office:value-type="string" calcext:value-type="string">
            <text:p>04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2/2021</text:p>
          </table:table-cell>
          <table:table-cell office:value-type="string" calcext:value-type="string">
            <text:p>07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2/2021</text:p>
          </table:table-cell>
          <table:table-cell office:value-type="string" calcext:value-type="string">
            <text:p>07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MAURICIO DE NASSAU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2/2021</text:p>
          </table:table-cell>
          <table:table-cell office:value-type="string" calcext:value-type="string">
            <text:p>12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ORONEL SERGIO HENRIQUE CARDIM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0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RUA LUIS JOSE DA CUNHA</text:p>
          </table:table-cell>
          <table:table-cell office:value-type="string" calcext:value-type="string">
            <text:p>CHOQ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2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DA HARMON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PRESIDENTE DUT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6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7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2/2021</text:p>
          </table:table-cell>
          <table:table-cell office:value-type="string" calcext:value-type="string">
            <text:p>18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2/2021</text:p>
          </table:table-cell>
          <table:table-cell office:value-type="string" calcext:value-type="string">
            <text:p>08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INTOR LULA CARDOSO AYRE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2/2021</text:p>
          </table:table-cell>
          <table:table-cell office:value-type="string" calcext:value-type="string">
            <text:p>08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ITACARI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2/2021</text:p>
          </table:table-cell>
          <table:table-cell office:value-type="string" calcext:value-type="string">
            <text:p>18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2/2021</text:p>
          </table:table-cell>
          <table:table-cell office:value-type="string" calcext:value-type="string">
            <text:p>19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CAPITAO LIM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2/2021</text:p>
          </table:table-cell>
          <table:table-cell office:value-type="string" calcext:value-type="string">
            <text:p>19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PROFESSOR JOSE TORRES PIR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2/2021</text:p>
          </table:table-cell>
          <table:table-cell office:value-type="string" calcext:value-type="string">
            <text:p>10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RUA ESCOLA DE SAGR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2/2021</text:p>
          </table:table-cell>
          <table:table-cell office:value-type="string" calcext:value-type="string">
            <text:p>11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MAURICIO DE NASSAU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2/2021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2/2021</text:p>
          </table:table-cell>
          <table:table-cell office:value-type="string" calcext:value-type="string">
            <text:p>20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AMBOIM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2/2021</text:p>
          </table:table-cell>
          <table:table-cell office:value-type="string" calcext:value-type="string">
            <text:p>23:24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06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ACADEMICO HELIO RAM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11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HIPÓDROMO</text:p>
          </table:table-cell>
          <table:table-cell office:value-type="string" calcext:value-type="string">
            <text:p>RUA PROFESSOR JERONIMO GUEIR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15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UABIRABA</text:p>
          </table:table-cell>
          <table:table-cell office:value-type="string" calcext:value-type="string">
            <text:p>EST DOS MACAC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16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LAMEDA DAS HORTENCIA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19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EJO DA GUABIRAB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20:3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CORREGO DA AREI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2/2021</text:p>
          </table:table-cell>
          <table:table-cell office:value-type="string" calcext:value-type="string">
            <text:p>21:04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LAD DO SAPOTI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07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07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RETIRO</text:p>
          </table:table-cell>
          <table:table-cell office:value-type="string" calcext:value-type="string">
            <text:p>RUA SPORT CLUBE DO RECIFE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08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08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DO TRIUNF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09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0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INA DO BARRETO</text:p>
          </table:table-cell>
          <table:table-cell office:value-type="string" calcext:value-type="string">
            <text:p>RUA DAS MOCAS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2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3:1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FELIX DE BRITO E MELO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3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MARQUES DE MARIC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6:3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OS NAVEGANTE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17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ENGENHEIRO AGAMENON DE MAGALHAES MEL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2/2021</text:p>
          </table:table-cell>
          <table:table-cell office:value-type="string" calcext:value-type="string">
            <text:p>20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RUA DR BENIGNO JORDAO DE VASCONCELOS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07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08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08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M HELDER CAMA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08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0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RIBEIRO DE BRIT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1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UA DO SOL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5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7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MEM DE SA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2/2021</text:p>
          </table:table-cell>
          <table:table-cell office:value-type="string" calcext:value-type="string">
            <text:p>19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ITAJAI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2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AV CENTRA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2/2021</text:p>
          </table:table-cell>
          <table:table-cell office:value-type="string" calcext:value-type="string">
            <text:p>18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TANCREDO NEVE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2/2021</text:p>
          </table:table-cell>
          <table:table-cell office:value-type="string" calcext:value-type="string">
            <text:p>22:41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CONDE DE IRAJA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2/2021</text:p>
          </table:table-cell>
          <table:table-cell office:value-type="string" calcext:value-type="string">
            <text:p>12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S PALMAR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2/2021</text:p>
          </table:table-cell>
          <table:table-cell office:value-type="string" calcext:value-type="string">
            <text:p>16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07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RUA DONA ADA VI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11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14:0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OTENGY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15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c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17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IBIAPAB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17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DAS GRACA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20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2/2021</text:p>
          </table:table-cell>
          <table:table-cell office:value-type="string" calcext:value-type="string">
            <text:p>22:40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2/2021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2/202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ASÍLIA TEIMOSA</text:p>
          </table:table-cell>
          <table:table-cell office:value-type="string" calcext:value-type="string">
            <text:p>RUA FRANCISCO VALPASSO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2/2021</text:p>
          </table:table-cell>
          <table:table-cell office:value-type="string" calcext:value-type="string">
            <text:p>16:2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ELHOS</text:p>
          </table:table-cell>
          <table:table-cell office:value-type="string" calcext:value-type="string">
            <text:p>AV AGOSTINHO GOMES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2/2021</text:p>
          </table:table-cell>
          <table:table-cell office:value-type="string" calcext:value-type="string">
            <text:p>18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JOSE DOMINGUES DA SILV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06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MARTINS DE BARROS</text:p>
          </table:table-cell>
          <table:table-cell office:value-type="string" calcext:value-type="string">
            <text:p>CHOQ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09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14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16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18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JOSE ANTONIO DA COSTA FILHO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19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AMPULH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19:5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2/2021</text:p>
          </table:table-cell>
          <table:table-cell office:value-type="string" calcext:value-type="string">
            <text:p>21:0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00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MARECHAL JUAREZ TAVORA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06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07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09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CORREGO DA AREI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10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13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APITAO ZUZINHA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DR MIGUEL VIEIRA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17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19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LINHA DO TIRO</text:p>
          </table:table-cell>
          <table:table-cell office:value-type="string" calcext:value-type="string">
            <text:p>RUA CORREGO DO EUCLID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07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LATERAL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07:2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MONITORAMENT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07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08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EST DO FORTE DO ARRAIAL N. DO B. JESUS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09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10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JERONIMO VILEL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RUA CAMBUC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19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MANOEL BERNARDE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20:3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09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PRUDENTE DE MORA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OANA BEZERR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3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3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5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6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JACOB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6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ALFREDO LISBO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8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18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07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4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DR RAPOSO PIN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5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6:0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7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7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TOME GIBSON</text:p>
          </table:table-cell>
          <table:table-cell office:value-type="string" calcext:value-type="string">
            <text:p>COLISÃ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19:3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3/2021</text:p>
          </table:table-cell>
          <table:table-cell office:value-type="string" calcext:value-type="string">
            <text:p>23:17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3/2021</text:p>
          </table:table-cell>
          <table:table-cell office:value-type="string" calcext:value-type="string">
            <text:p>15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GERVASIO PIRES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3/2021</text:p>
          </table:table-cell>
          <table:table-cell office:value-type="string" calcext:value-type="string">
            <text:p>17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PREFEITO ARTUR LIMA CAVALCANTI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3/2021</text:p>
          </table:table-cell>
          <table:table-cell office:value-type="string" calcext:value-type="string">
            <text:p>20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3/2021</text:p>
          </table:table-cell>
          <table:table-cell office:value-type="string" calcext:value-type="string">
            <text:p>09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3/2021</text:p>
          </table:table-cell>
          <table:table-cell office:value-type="string" calcext:value-type="string">
            <text:p>19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3/2021</text:p>
          </table:table-cell>
          <table:table-cell office:value-type="string" calcext:value-type="string">
            <text:p>22:32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TENENTE GUIMAR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3/2021</text:p>
          </table:table-cell>
          <table:table-cell office:value-type="string" calcext:value-type="string">
            <text:p>00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ITAJAI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3/2021</text:p>
          </table:table-cell>
          <table:table-cell office:value-type="string" calcext:value-type="string">
            <text:p>21:28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AV PERNAMBUC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01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DOIS IRMAOS</text:p>
          </table:table-cell>
          <table:table-cell office:value-type="string" calcext:value-type="string">
            <text:p>COLISÃ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08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10:1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12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12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21:2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05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COLISÃ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1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MANOEL BORB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3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EJO DE BEBERIBE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4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4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5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6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17:4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TEREZINHA LIMA</text:p>
          </table:table-cell>
          <table:table-cell office:value-type="string" calcext:value-type="string">
            <text:p>CHOQ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20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3/2021</text:p>
          </table:table-cell>
          <table:table-cell office:value-type="string" calcext:value-type="string">
            <text:p>12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RUA PAISSANDU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3/2021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M HELDER CAMAR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3/2021</text:p>
          </table:table-cell>
          <table:table-cell office:value-type="string" calcext:value-type="string">
            <text:p>16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DEMOSTENES DE OLINDA</text:p>
          </table:table-cell>
          <table:table-cell office:value-type="string" calcext:value-type="string">
            <text:p>COLISÃ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3/2021</text:p>
          </table:table-cell>
          <table:table-cell office:value-type="string" calcext:value-type="string">
            <text:p>19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15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RUA CAPITAO TEMUDO</text:p>
          </table:table-cell>
          <table:table-cell office:value-type="string" calcext:value-type="string">
            <text:p>ATROPELAMENTO DE PESS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16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16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18:4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DAS CREOULA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3/2021</text:p>
          </table:table-cell>
          <table:table-cell office:value-type="string" calcext:value-type="string">
            <text:p>09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3/2021</text:p>
          </table:table-cell>
          <table:table-cell office:value-type="string" calcext:value-type="string">
            <text:p>11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3/2021</text:p>
          </table:table-cell>
          <table:table-cell office:value-type="string" calcext:value-type="string">
            <text:p>16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DR MIGUEL VIEIRA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3/2021</text:p>
          </table:table-cell>
          <table:table-cell office:value-type="string" calcext:value-type="string">
            <text:p>16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BOMBA DO HEMETERIO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3/2021</text:p>
          </table:table-cell>
          <table:table-cell office:value-type="string" calcext:value-type="string">
            <text:p>11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AMPULH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3/2021</text:p>
          </table:table-cell>
          <table:table-cell office:value-type="string" calcext:value-type="string">
            <text:p>07:0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3/2021</text:p>
          </table:table-cell>
          <table:table-cell office:value-type="string" calcext:value-type="string">
            <text:p>14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07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10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AV DA RECUPERACAO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14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3/202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PRINCESA IZABEL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3/2021</text:p>
          </table:table-cell>
          <table:table-cell office:value-type="string" calcext:value-type="string">
            <text:p>13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3/2021</text:p>
          </table:table-cell>
          <table:table-cell office:value-type="string" calcext:value-type="string">
            <text:p>14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VDO PAPA JOAO PAULO II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3/2021</text:p>
          </table:table-cell>
          <table:table-cell office:value-type="string" calcext:value-type="string">
            <text:p>15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DO PEIXOT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3/2021</text:p>
          </table:table-cell>
          <table:table-cell office:value-type="string" calcext:value-type="string">
            <text:p>16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3/2021</text:p>
          </table:table-cell>
          <table:table-cell office:value-type="string" calcext:value-type="string">
            <text:p>18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3/2021</text:p>
          </table:table-cell>
          <table:table-cell office:value-type="string" calcext:value-type="string">
            <text:p>08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APOTAMENT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3/202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3/2021</text:p>
          </table:table-cell>
          <table:table-cell office:value-type="string" calcext:value-type="string">
            <text:p>12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3/2021</text:p>
          </table:table-cell>
          <table:table-cell office:value-type="string" calcext:value-type="string">
            <text:p>16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3/2021</text:p>
          </table:table-cell>
          <table:table-cell office:value-type="string" calcext:value-type="string">
            <text:p>20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08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10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11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16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18:1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21:02:4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3/2021</text:p>
          </table:table-cell>
          <table:table-cell office:value-type="string" calcext:value-type="string">
            <text:p>21:0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AMARO COUTINH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PREFEITO ARTUR LIMA CAVALCANTI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07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07:19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08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SANTOS DUMONT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14:0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15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AV HILDEBRANDO DE VASCONCELOS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16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18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3/2021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TUNEL DA ABOLICA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3/2021</text:p>
          </table:table-cell>
          <table:table-cell office:value-type="string" calcext:value-type="string">
            <text:p>19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AV SANTA FE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3/2021</text:p>
          </table:table-cell>
          <table:table-cell office:value-type="string" calcext:value-type="string">
            <text:p>21:3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07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08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09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JORNALISTA EDSON REGI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EST VELHA DE AGUA FR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1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AV MARIA IREN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3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HOQ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5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HIPÓDROMO</text:p>
          </table:table-cell>
          <table:table-cell office:value-type="string" calcext:value-type="string">
            <text:p>RUA CARLOS FERNANDES</text:p>
          </table:table-cell>
          <table:table-cell office:value-type="string" calcext:value-type="string">
            <text:p>COLISÃO LATER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7:33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DAS MOCAS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8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3/2021</text:p>
          </table:table-cell>
          <table:table-cell office:value-type="string" calcext:value-type="string">
            <text:p>19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RUA MANOEL DE BRI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05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O ESPINHEIRO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07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NICOLAU PEREIR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07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16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SOUZA BAND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S PALMAR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2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PRESIDENTE DUT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3/2021</text:p>
          </table:table-cell>
          <table:table-cell office:value-type="string" calcext:value-type="string">
            <text:p>20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3/2021</text:p>
          </table:table-cell>
          <table:table-cell office:value-type="string" calcext:value-type="string">
            <text:p>08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LTAZAR PASSO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3/2021</text:p>
          </table:table-cell>
          <table:table-cell office:value-type="string" calcext:value-type="string">
            <text:p>09:3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3/2021</text:p>
          </table:table-cell>
          <table:table-cell office:value-type="string" calcext:value-type="string">
            <text:p>11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RETIRO</text:p>
          </table:table-cell>
          <table:table-cell office:value-type="string" calcext:value-type="string">
            <text:p>RUA PADRE TEOFILO TWORZ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3/2021</text:p>
          </table:table-cell>
          <table:table-cell office:value-type="string" calcext:value-type="string">
            <text:p>11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3/2021</text:p>
          </table:table-cell>
          <table:table-cell office:value-type="string" calcext:value-type="string">
            <text:p>17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/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3/2021</text:p>
          </table:table-cell>
          <table:table-cell office:value-type="string" calcext:value-type="string">
            <text:p>07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3/202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RUA DO MACHAD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3/202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QUARENTA E OIT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Co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3/2021</text:p>
          </table:table-cell>
          <table:table-cell office:value-type="string" calcext:value-type="string">
            <text:p>18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3/2021</text:p>
          </table:table-cell>
          <table:table-cell office:value-type="string" calcext:value-type="string">
            <text:p>09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IS DE JULH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3/2021</text:p>
          </table:table-cell>
          <table:table-cell office:value-type="string" calcext:value-type="string">
            <text:p>11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RIO XINGU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3/2021</text:p>
          </table:table-cell>
          <table:table-cell office:value-type="string" calcext:value-type="string">
            <text:p>11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PROFESSOR JOSE BRANDA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3/2021</text:p>
          </table:table-cell>
          <table:table-cell office:value-type="string" calcext:value-type="string">
            <text:p>14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COSME VIAN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3/2021</text:p>
          </table:table-cell>
          <table:table-cell office:value-type="string" calcext:value-type="string">
            <text:p>03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3/2021</text:p>
          </table:table-cell>
          <table:table-cell office:value-type="string" calcext:value-type="string">
            <text:p>15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IQUIÁ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3/2021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3/2021</text:p>
          </table:table-cell>
          <table:table-cell office:value-type="string" calcext:value-type="string">
            <text:p>20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EST DAS UBAIA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3/2021</text:p>
          </table:table-cell>
          <table:table-cell office:value-type="string" calcext:value-type="string">
            <text:p>21:1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3/2021</text:p>
          </table:table-cell>
          <table:table-cell office:value-type="string" calcext:value-type="string">
            <text:p>06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table:number-columns-repeated="3"/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3/2021</text:p>
          </table:table-cell>
          <table:table-cell office:value-type="string" calcext:value-type="string">
            <text:p>14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3/2021</text:p>
          </table:table-cell>
          <table:table-cell office:value-type="string" calcext:value-type="string">
            <text:p>15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3/2021</text:p>
          </table:table-cell>
          <table:table-cell office:value-type="string" calcext:value-type="string">
            <text:p>17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3/2021</text:p>
          </table:table-cell>
          <table:table-cell office:value-type="string" calcext:value-type="string">
            <text:p>19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RUA PROFESSOR CELESTIN MALZAC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09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09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ACADEMICO HELIO RAM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11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VISCONDE DE SUASSUN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13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17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DR MIGUEL VIEIRA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19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ENGAVETAMENTO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3/2021</text:p>
          </table:table-cell>
          <table:table-cell office:value-type="string" calcext:value-type="string">
            <text:p>22:34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3/2021</text:p>
          </table:table-cell>
          <table:table-cell office:value-type="string" calcext:value-type="string">
            <text:p>05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3/2021</text:p>
          </table:table-cell>
          <table:table-cell office:value-type="string" calcext:value-type="string">
            <text:p>08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3/2021</text:p>
          </table:table-cell>
          <table:table-cell office:value-type="string" calcext:value-type="string">
            <text:p>12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3/2021</text:p>
          </table:table-cell>
          <table:table-cell office:value-type="string" calcext:value-type="string">
            <text:p>18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08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CONS NABUC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15:3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16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EJO DA GUABIRAB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17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17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3/2021</text:p>
          </table:table-cell>
          <table:table-cell office:value-type="string" calcext:value-type="string">
            <text:p>19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00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JORNALISTA EDSON REGI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07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10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MARTINS DE BARRO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19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19:4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UA DA CONCORDIA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21:2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PESSOA DE MEL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09:2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11:0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20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21:2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09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10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15:2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18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20:5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PROFESSOR ANTONIO COELHO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4/2021</text:p>
          </table:table-cell>
          <table:table-cell office:value-type="string" calcext:value-type="string">
            <text:p>11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CONEGO BARATA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06:3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RUA ARQUITETO AUGUSTO REINALD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14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15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DA HARMONI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16:2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RUA ZUMBI DOS PALMAR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21:1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08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2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QUEIRAL</text:p>
          </table:table-cell>
          <table:table-cell office:value-type="string" calcext:value-type="string">
            <text:p>RUA ANANIAS CATANHO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2:3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TRV DO RAPOS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3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NTO DE PARADA</text:p>
          </table:table-cell>
          <table:table-cell office:value-type="string" calcext:value-type="string">
            <text:p>RUA MEM DE S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4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COSME VIAN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EMILIANO BRAG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18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4/2021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MAURICIO DE NASSAU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4/2021</text:p>
          </table:table-cell>
          <table:table-cell office:value-type="string" calcext:value-type="string">
            <text:p>10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4/2021</text:p>
          </table:table-cell>
          <table:table-cell office:value-type="string" calcext:value-type="string">
            <text:p>1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4/2021</text:p>
          </table:table-cell>
          <table:table-cell office:value-type="string" calcext:value-type="string">
            <text:p>13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4/2021</text:p>
          </table:table-cell>
          <table:table-cell office:value-type="string" calcext:value-type="string">
            <text:p>13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08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AV PIRACICAB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20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4/2021</text:p>
          </table:table-cell>
          <table:table-cell office:value-type="string" calcext:value-type="string">
            <text:p>08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JOAQUIM RIBEIRO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4/2021</text:p>
          </table:table-cell>
          <table:table-cell office:value-type="string" calcext:value-type="string">
            <text:p>09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4/2021</text:p>
          </table:table-cell>
          <table:table-cell office:value-type="string" calcext:value-type="string">
            <text:p>18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RIBEIRO DE BRIT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table:number-columns-repeated="2"/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4/2021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06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BENFIC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07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1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1:4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EST DAS UBAIA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6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6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6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6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19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07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FERNANDO SIMOES BARBOSA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17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REPUBLICA ARABE UNID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22:0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23:2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RUA ISAAC MARKMAN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7:3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7:3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7:3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7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TREZE DE MAI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HOSPICI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1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2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GERVASIO PIR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UA DO SOL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09:3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GERVASIO PIR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10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12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12:5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RUA LEANDRO BARRE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16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4/2021</text:p>
          </table:table-cell>
          <table:table-cell office:value-type="string" calcext:value-type="string">
            <text:p>21:0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4/2021</text:p>
          </table:table-cell>
          <table:table-cell office:value-type="string" calcext:value-type="string">
            <text:p>10:2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ENGAVETAMENTO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4/2021</text:p>
          </table:table-cell>
          <table:table-cell office:value-type="string" calcext:value-type="string">
            <text:p>12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MILITAR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4/2021</text:p>
          </table:table-cell>
          <table:table-cell office:value-type="string" calcext:value-type="string">
            <text:p>13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4/2021</text:p>
          </table:table-cell>
          <table:table-cell office:value-type="string" calcext:value-type="string">
            <text:p>16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JOSE GONCALVES DE MEDEI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07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PRC DAS CINCO PONTAS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12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12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TREZE DE MAI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17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JACOB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18:5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4/2021</text:p>
          </table:table-cell>
          <table:table-cell office:value-type="string" calcext:value-type="string">
            <text:p>19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07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11:0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Ã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11:5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15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16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FLORIANO PEIXOTO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4/2021</text:p>
          </table:table-cell>
          <table:table-cell office:value-type="string" calcext:value-type="string">
            <text:p>22:08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AGAMENON BEZERRA LAFAYETE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09:4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NSVERSA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09:4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09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RUA MANOEL DE BRITO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14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HERCULANO BANDEIR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16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4/2021</text:p>
          </table:table-cell>
          <table:table-cell office:value-type="string" calcext:value-type="string">
            <text:p>16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LINHA DO TIRO</text:p>
          </table:table-cell>
          <table:table-cell office:value-type="string" calcext:value-type="string">
            <text:p>AV RIO MORNO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09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ELHOS</text:p>
          </table:table-cell>
          <table:table-cell office:value-type="string" calcext:value-type="string">
            <text:p>PRC MIGUEL DE CERVANT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08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ELHOS</text:p>
          </table:table-cell>
          <table:table-cell office:value-type="string" calcext:value-type="string">
            <text:p>RUA ANTONIO GOMES DE FREITA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08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RUA SAMUEL FARIA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12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14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4/2021</text:p>
          </table:table-cell>
          <table:table-cell office:value-type="string" calcext:value-type="string">
            <text:p>15:4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07:4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09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c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0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LTAZAR PASSO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1:2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3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CONDE DE IRAJA</text:p>
          </table:table-cell>
          <table:table-cell office:value-type="string" calcext:value-type="string">
            <text:p>COLISÃO LATERA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5:49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8:0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ANTONIO TORRES GALVAO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4/2021</text:p>
          </table:table-cell>
          <table:table-cell office:value-type="string" calcext:value-type="string">
            <text:p>18:4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MARIO ALVARES PEREIRA DE LYR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09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CAIS DO APOL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0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7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PROFESSOR ESTEVAO FRANCISCO DA COST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8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AURORA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8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MILITAR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8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4/2021</text:p>
          </table:table-cell>
          <table:table-cell office:value-type="string" calcext:value-type="string">
            <text:p>22:06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7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8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8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ITANAGE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8:1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8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BENFIC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08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PROFESSOR ESTEVAO FRANCISCO DA COST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2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PREFEITO ARTUR LIMA CAVALCANTI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3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6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ITAJAI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6:4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9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DES JOSE NEV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4/2021</text:p>
          </table:table-cell>
          <table:table-cell office:value-type="string" calcext:value-type="string">
            <text:p>19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RQUITETO LUIZ NUN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4/2021</text:p>
          </table:table-cell>
          <table:table-cell office:value-type="string" calcext:value-type="string">
            <text:p>08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4/2021</text:p>
          </table:table-cell>
          <table:table-cell office:value-type="string" calcext:value-type="string">
            <text:p>13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AMBOI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08:0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08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09:1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JOAO DE BARRO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09:5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1:0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MARTINS DE BARRO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1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1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ALTO JARDIM PROGRESS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2:0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2:2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MARTINS DE BARRO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2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3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5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4/2021</text:p>
          </table:table-cell>
          <table:table-cell office:value-type="string" calcext:value-type="string">
            <text:p>18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OLISÃO TRASEIR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07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ANTONIO DE CASTR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08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FREI CASSIMIR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10:1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16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16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16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M BOSCO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17:5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BRASILIA FORMOS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RUA DA REGENERACA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4/2021</text:p>
          </table:table-cell>
          <table:table-cell office:value-type="string" calcext:value-type="string">
            <text:p>21:2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09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10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M HELDER CAMA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PAMPULH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15:2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16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JERONIMO VILEL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4/2021</text:p>
          </table:table-cell>
          <table:table-cell office:value-type="string" calcext:value-type="string">
            <text:p>21:4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4/2021</text:p>
          </table:table-cell>
          <table:table-cell office:value-type="string" calcext:value-type="string">
            <text:p>21:0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1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GENERAL MAC ARTHUR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11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12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URADO</text:p>
          </table:table-cell>
          <table:table-cell office:value-type="string" calcext:value-type="string">
            <text:p>AV PREFEITO ANTONIO PE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13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17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4/2021</text:p>
          </table:table-cell>
          <table:table-cell office:value-type="string" calcext:value-type="string">
            <text:p>20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GENERAL GOES MONTEIRO</text:p>
          </table:table-cell>
          <table:table-cell office:value-type="string" calcext:value-type="string">
            <text:p>COLISÃO TRANSVERS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07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08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DEMOCRITO DE SOUZA FILH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10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10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13:5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17:0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RUA PADRE CARLOS DE BARROS BARRET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4/2021</text:p>
          </table:table-cell>
          <table:table-cell office:value-type="string" calcext:value-type="string">
            <text:p>19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07:2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09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PADRE ROM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4b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5:4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7:5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S JOAO P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8:3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4/2021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4/2021</text:p>
          </table:table-cell>
          <table:table-cell office:value-type="string" calcext:value-type="string">
            <text:p>12:5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4/2021</text:p>
          </table:table-cell>
          <table:table-cell office:value-type="string" calcext:value-type="string">
            <text:p>13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SARGENTO SILVINO DE MACEDO</text:p>
          </table:table-cell>
          <table:table-cell office:value-type="string" calcext:value-type="string">
            <text:p>COLISÃO FRONTA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4/2021</text:p>
          </table:table-cell>
          <table:table-cell office:value-type="string" calcext:value-type="string">
            <text:p>14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FERNANDO CESAR</text:p>
          </table:table-cell>
          <table:table-cell office:value-type="string" calcext:value-type="string">
            <text:p>CAPOTAMEN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4/2021</text:p>
          </table:table-cell>
          <table:table-cell office:value-type="string" calcext:value-type="string">
            <text:p>19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4/2021</text:p>
          </table:table-cell>
          <table:table-cell office:value-type="string" calcext:value-type="string">
            <text:p>21:2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CONS NABUC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08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M BOSC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09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1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EST DO BARBALHO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6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ÍTIO DOS PINTOS</text:p>
          </table:table-cell>
          <table:table-cell office:value-type="string" calcext:value-type="string">
            <text:p>RUA MANUEL DE MEDEIR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6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SEMÁFOR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8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4/2021</text:p>
          </table:table-cell>
          <table:table-cell office:value-type="string" calcext:value-type="string">
            <text:p>19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PRC GOVERNADOR PAULO GUERR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13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TÓ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13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14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14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00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ARACATUB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12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17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RUA APARECIDA DE MINAS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18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LOPE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18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PINTOR ANTONIO ALBUQUERQU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19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EST DO FORTE DO ARRAIAL N. DO B. JESU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08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08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AMELIA</text:p>
          </table:table-cell>
          <table:table-cell office:value-type="string" calcext:value-type="string">
            <text:p>CAPOTAMENT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08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RQUITETO LUIZ NUNE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4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INACIO MONTEIR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Co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5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DANTAS BARRET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6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DOIS IRMA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8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8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ANTONIO FALCA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21:5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08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08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OPACABAN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12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13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GOMES TABORD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14:3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CONS NABUC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17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EST DO ENCANAMENT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20:59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11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RUA PROFESSOR ANTONIO COE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13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RUA COMANDANTE ANTONIO MANHAES DE MATT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14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05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09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12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MAURICIO DE NASSAU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18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CASA AMAREL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2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20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5/2021</text:p>
          </table:table-cell>
          <table:table-cell office:value-type="string" calcext:value-type="string">
            <text:p>20:39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PROFESSOR JOSE BRANDA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09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11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14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14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19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5/2021</text:p>
          </table:table-cell>
          <table:table-cell office:value-type="string" calcext:value-type="string">
            <text:p>20:5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ENGAVETAME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06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07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08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13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13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TÓ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14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RUA EMILIANO BRA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5/2021</text:p>
          </table:table-cell>
          <table:table-cell office:value-type="string" calcext:value-type="string">
            <text:p>14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OM JOSE LOP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5/2021</text:p>
          </table:table-cell>
          <table:table-cell office:value-type="string" calcext:value-type="string">
            <text:p>15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NICOLAU PE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5/2021</text:p>
          </table:table-cell>
          <table:table-cell office:value-type="string" calcext:value-type="string">
            <text:p>21:57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09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12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12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RUA DR BENIGNO JORDAO DE VASCONCEL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13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GOMES COUTINHO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0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3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7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8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8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ATROPELAMENTO DE ANIM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18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UA JOSE DE ALENCAR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1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2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3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PTE GOVERNADOR PAULO GUERR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5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5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JOAO CABRAL DE MELO NETO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5/2021</text:p>
          </table:table-cell>
          <table:table-cell office:value-type="string" calcext:value-type="string">
            <text:p>17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A AUROR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5/2021</text:p>
          </table:table-cell>
          <table:table-cell office:value-type="string" calcext:value-type="string">
            <text:p>01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5/2021</text:p>
          </table:table-cell>
          <table:table-cell office:value-type="string" calcext:value-type="string">
            <text:p>15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BISPO CARDOSO AYRES</text:p>
          </table:table-cell>
          <table:table-cell office:value-type="string" calcext:value-type="string">
            <text:p>ALAGAMENT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5/2021</text:p>
          </table:table-cell>
          <table:table-cell office:value-type="string" calcext:value-type="string">
            <text:p>16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BISPO CARDOSO AYRES</text:p>
          </table:table-cell>
          <table:table-cell office:value-type="string" calcext:value-type="string">
            <text:p>ALAGAMENT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5/2021</text:p>
          </table:table-cell>
          <table:table-cell office:value-type="string" calcext:value-type="string">
            <text:p>17:0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BISPO CARDOSO AYRES</text:p>
          </table:table-cell>
          <table:table-cell office:value-type="string" calcext:value-type="string">
            <text:p>ALAGAMENT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5/2021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RUA SANTA EDWIRG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Co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5/2021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BOMBA DO HEMETERIO</text:p>
          </table:table-cell>
          <table:table-cell office:value-type="string" calcext:value-type="string">
            <text:p>COLISÃO LATERAL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5/2021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1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JOAQUIM BAND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RUA MANOEL SILV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4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4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5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5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NTO DE PARADA</text:p>
          </table:table-cell>
          <table:table-cell office:value-type="string" calcext:value-type="string">
            <text:p>RUA COUTO MAGALH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5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OS NAVEGANT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19:0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TENENTE JOAO CICERO</text:p>
          </table:table-cell>
          <table:table-cell office:value-type="string" calcext:value-type="string">
            <text:p>COLISÃO TRANSVERS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5/2021</text:p>
          </table:table-cell>
          <table:table-cell office:value-type="string" calcext:value-type="string">
            <text:p>21:46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ÃO</text:p>
          </table:table-cell>
          <table:table-cell office:value-type="string" calcext:value-type="string">
            <text:p>RUA OTHON PARAISO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07:3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07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APOTAMENT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17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19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19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5/2021</text:p>
          </table:table-cell>
          <table:table-cell office:value-type="string" calcext:value-type="string">
            <text:p>19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07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09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ULA BATISTA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MBA DO HEMETÉRIO</text:p>
          </table:table-cell>
          <table:table-cell office:value-type="string" calcext:value-type="string">
            <text:p>RUA BOMBA DO HEMETERI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1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JORGE DE LIM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4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DANTAS BARRETO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NGABEIRA</text:p>
          </table:table-cell>
          <table:table-cell office:value-type="string" calcext:value-type="string">
            <text:p>RUA DA MANGABEIR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9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QUEIRAL</text:p>
          </table:table-cell>
          <table:table-cell office:value-type="string" calcext:value-type="string">
            <text:p>RUA ANANIAS CATANH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5/2021</text:p>
          </table:table-cell>
          <table:table-cell office:value-type="string" calcext:value-type="string">
            <text:p>19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07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09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UA FRANCISCO ALV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2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CONDE DE IRAJ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3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QUARENTA E OIT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5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TRES DE MAI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7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M BOSCO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7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7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APOTAMENT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5/2021</text:p>
          </table:table-cell>
          <table:table-cell office:value-type="string" calcext:value-type="string">
            <text:p>18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5/2021</text:p>
          </table:table-cell>
          <table:table-cell office:value-type="string" calcext:value-type="string">
            <text:p>07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5/2021</text:p>
          </table:table-cell>
          <table:table-cell office:value-type="string" calcext:value-type="string">
            <text:p>08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5/2021</text:p>
          </table:table-cell>
          <table:table-cell office:value-type="string" calcext:value-type="string">
            <text:p>09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JOSE DE ALENCAR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5/2021</text:p>
          </table:table-cell>
          <table:table-cell office:value-type="string" calcext:value-type="string">
            <text:p>17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VISCONDE DE SUASSUN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5/2021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08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12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RUA FALCAO DE LACERD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13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CLAUDIO BROTHERHOOD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15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SENADOR FABIO DE BARR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ENGENHEIRO ALVES DE SOUZ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5/2021</text:p>
          </table:table-cell>
          <table:table-cell office:value-type="string" calcext:value-type="string">
            <text:p>22:26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05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PROFESSOR JOAQUIM CAVALCANTI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ALBERTO PAIVA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leos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0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0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GUARARAPES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0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GUARARAPES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C SANTA RIT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3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ASÍLIA TEIMOSA</text:p>
          </table:table-cell>
          <table:table-cell office:value-type="string" calcext:value-type="string">
            <text:p>RUA IVONETE FERREIRA DA SILV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9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19:3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5/2021</text:p>
          </table:table-cell>
          <table:table-cell office:value-type="string" calcext:value-type="string">
            <text:p>20:5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CATULO DA PAIXAO CEARENS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08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PROFESSOR AUGUSTO WANDERLEY FILH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13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19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JOAO CABRAL DE MELO NETO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20:4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ANIBAL BENEVOL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21:20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RUA GOMES TABORD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5/2021</text:p>
          </table:table-cell>
          <table:table-cell office:value-type="string" calcext:value-type="string">
            <text:p>22:1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5/2021</text:p>
          </table:table-cell>
          <table:table-cell office:value-type="string" calcext:value-type="string">
            <text:p>13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5/2021</text:p>
          </table:table-cell>
          <table:table-cell office:value-type="string" calcext:value-type="string">
            <text:p>10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5/2021</text:p>
          </table:table-cell>
          <table:table-cell office:value-type="string" calcext:value-type="string">
            <text:p>11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5/2021</text:p>
          </table:table-cell>
          <table:table-cell office:value-type="string" calcext:value-type="string">
            <text:p>12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5/2021</text:p>
          </table:table-cell>
          <table:table-cell office:value-type="string" calcext:value-type="string">
            <text:p>17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5/2021</text:p>
          </table:table-cell>
          <table:table-cell office:value-type="string" calcext:value-type="string">
            <text:p>08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DANTAS BARRET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5/2021</text:p>
          </table:table-cell>
          <table:table-cell office:value-type="string" calcext:value-type="string">
            <text:p>12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AMELI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5/2021</text:p>
          </table:table-cell>
          <table:table-cell office:value-type="string" calcext:value-type="string">
            <text:p>13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5/2021</text:p>
          </table:table-cell>
          <table:table-cell office:value-type="string" calcext:value-type="string">
            <text:p>15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07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FELIX DE BRITO E MELO</text:p>
          </table:table-cell>
          <table:table-cell office:value-type="string" calcext:value-type="string">
            <text:p>CAPOTAMENT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08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N S DA SAUDE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08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COELHO LEI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09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4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PAULA BATIST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4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5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7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7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5/2021</text:p>
          </table:table-cell>
          <table:table-cell office:value-type="string" calcext:value-type="string">
            <text:p>19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07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AV MARIA IREN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08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JOAO TUDE DE MELO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08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RUA URIEL DE HOLANDA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09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16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DOIS IRMAOS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5/2021</text:p>
          </table:table-cell>
          <table:table-cell office:value-type="string" calcext:value-type="string">
            <text:p>22:38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CONDE DE IRAJ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5/2021</text:p>
          </table:table-cell>
          <table:table-cell office:value-type="string" calcext:value-type="string">
            <text:p>09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5/2021</text:p>
          </table:table-cell>
          <table:table-cell office:value-type="string" calcext:value-type="string">
            <text:p>11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AV HILDEBRANDO DE VASCONCEL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5/2021</text:p>
          </table:table-cell>
          <table:table-cell office:value-type="string" calcext:value-type="string">
            <text:p>13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MARQUES DE MARIC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5/2021</text:p>
          </table:table-cell>
          <table:table-cell office:value-type="string" calcext:value-type="string">
            <text:p>14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ANTONIO FALCAO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5/2021</text:p>
          </table:table-cell>
          <table:table-cell office:value-type="string" calcext:value-type="string">
            <text:p>11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5/202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5/2021</text:p>
          </table:table-cell>
          <table:table-cell office:value-type="string" calcext:value-type="string">
            <text:p>19:5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09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3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6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PRC DA REPUBLIC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7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Z DE JU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8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RUA BOLIVAR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APOTAMEN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5/2021</text:p>
          </table:table-cell>
          <table:table-cell office:value-type="string" calcext:value-type="string">
            <text:p>19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08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MAURICIO DE NASSAU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08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DAS MOCAS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11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16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6/2021</text:p>
          </table:table-cell>
          <table:table-cell office:value-type="string" calcext:value-type="string">
            <text:p>03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TOMBA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6/2021</text:p>
          </table:table-cell>
          <table:table-cell office:value-type="string" calcext:value-type="string">
            <text:p>08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 POMBAL</text:p>
          </table:table-cell>
          <table:table-cell office:value-type="string" calcext:value-type="string">
            <text:p>COLISÃO FRONT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6/2021</text:p>
          </table:table-cell>
          <table:table-cell office:value-type="string" calcext:value-type="string">
            <text:p>10:3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RUA ANA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6/202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6/2021</text:p>
          </table:table-cell>
          <table:table-cell office:value-type="string" calcext:value-type="string">
            <text:p>17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6/2021</text:p>
          </table:table-cell>
          <table:table-cell office:value-type="string" calcext:value-type="string">
            <text:p>16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EST VELHA DE AGUA FRI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6/2021</text:p>
          </table:table-cell>
          <table:table-cell office:value-type="string" calcext:value-type="string">
            <text:p>17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6/2021</text:p>
          </table:table-cell>
          <table:table-cell office:value-type="string" calcext:value-type="string">
            <text:p>19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RUA REGUEIRA COST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6/2021</text:p>
          </table:table-cell>
          <table:table-cell office:value-type="string" calcext:value-type="string">
            <text:p>19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00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00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07:1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APOTAMEN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10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AV CIDADE DE MONTEIR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13:0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14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JOAO LIBERATO</text:p>
          </table:table-cell>
          <table:table-cell office:value-type="string" calcext:value-type="string">
            <text:p>CHOQ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17:0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DOIS IRMAOS</text:p>
          </table:table-cell>
          <table:table-cell office:value-type="string" calcext:value-type="string">
            <text:p>COLISÃO FRON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SANTOS DUMONT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20:4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23:20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07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10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AV HILDEBRANDO DE VASCONCELO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14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AGENOR LOPE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17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EST DOS REMEDIO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18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TRV DO RAPOS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09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Ã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12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13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PTE JOSE DE BARROS LIM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15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UA FRANCISCO ALVE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15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18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6/2021</text:p>
          </table:table-cell>
          <table:table-cell office:value-type="string" calcext:value-type="string">
            <text:p>2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table:number-columns-repeated="3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6/2021</text:p>
          </table:table-cell>
          <table:table-cell office:value-type="string" calcext:value-type="string">
            <text:p>07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OUTROS APOIO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6/2021</text:p>
          </table:table-cell>
          <table:table-cell office:value-type="string" calcext:value-type="string">
            <text:p>08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09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UA DO SOL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leos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0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1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RUA CARLOS GOM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2:5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RUA DO SANCH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6:5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JOAQUIM BANDEIRA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7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IQUIÁ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19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SAO NICOLAU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20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DANTAS BARRE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21:4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VIADUTO TANCREDO NEV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10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RUA MANOEL DE BRI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13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USTARDINHA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18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RUA PADRE NOBRE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6/2021</text:p>
          </table:table-cell>
          <table:table-cell office:value-type="string" calcext:value-type="string">
            <text:p>12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ISSANDU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6/2021</text:p>
          </table:table-cell>
          <table:table-cell office:value-type="string" calcext:value-type="string">
            <text:p>15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06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09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ANA BEZERRA</text:p>
          </table:table-cell>
          <table:table-cell office:value-type="string" calcext:value-type="string">
            <text:p>RUA DOM PAULO II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09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12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INACIO MONTEIR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12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RUA BOANERGES PEREIRA</text:p>
          </table:table-cell>
          <table:table-cell office:value-type="string" calcext:value-type="string">
            <text:p>CAPOTAMENTO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12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VIADUTO TANCREDO NEV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20:2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6/2021</text:p>
          </table:table-cell>
          <table:table-cell office:value-type="string" calcext:value-type="string">
            <text:p>20:4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03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ORDÃO</text:p>
          </table:table-cell>
          <table:table-cell office:value-type="string" calcext:value-type="string">
            <text:p>AV MARIA IREN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07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S CASAD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09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JOSE REBOUCAS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0:0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0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COSME VIANA</text:p>
          </table:table-cell>
          <table:table-cell office:value-type="string" calcext:value-type="string">
            <text:p>COLISÃO LATE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2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2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CAFESOPOLI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3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3:5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RUA GENERAL POLIDOR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14:3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RUA DR BENIGNO JORDAO DE VASCONCEL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21:0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21:1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DA PAZ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6/2021</text:p>
          </table:table-cell>
          <table:table-cell office:value-type="string" calcext:value-type="string">
            <text:p>06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ASÍLIA TEIMOSA</text:p>
          </table:table-cell>
          <table:table-cell office:value-type="string" calcext:value-type="string">
            <text:p>RUA COMENDADOR MORAES</text:p>
          </table:table-cell>
          <table:table-cell office:value-type="string" calcext:value-type="string">
            <text:p>QUED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6/2021</text:p>
          </table:table-cell>
          <table:table-cell office:value-type="string" calcext:value-type="string">
            <text:p>10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6/2021</text:p>
          </table:table-cell>
          <table:table-cell office:value-type="string" calcext:value-type="string">
            <text:p>19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EST DO BONGI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6/2021</text:p>
          </table:table-cell>
          <table:table-cell office:value-type="string" calcext:value-type="string">
            <text:p>20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6/2021</text:p>
          </table:table-cell>
          <table:table-cell office:value-type="string" calcext:value-type="string">
            <text:p>21:2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NGI</text:p>
          </table:table-cell>
          <table:table-cell office:value-type="string" calcext:value-type="string">
            <text:p>RUA PADRE TEOFILO TWORZ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07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MILITAR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11:5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PADRE IBIAPIN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11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14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PRC DO DERBY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17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RUA DES MOTTA JUNIOR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JOSE OSORI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6/2021</text:p>
          </table:table-cell>
          <table:table-cell office:value-type="string" calcext:value-type="string">
            <text:p>20:3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1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1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1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RUA CLOTILDE DE OLIVEIR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2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LTAZAR PASS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3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5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DR EURICO CHAVE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6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RUA TEREZA CARNEIR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6/2021</text:p>
          </table:table-cell>
          <table:table-cell office:value-type="string" calcext:value-type="string">
            <text:p>18:2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RUA URIEL DE HOLANDA</text:p>
          </table:table-cell>
          <table:table-cell office:value-type="string" calcext:value-type="string">
            <text:p>APOIO COMPES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6/2021</text:p>
          </table:table-cell>
          <table:table-cell office:value-type="string" calcext:value-type="string">
            <text:p>12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Z DE JU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6/202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6/2021</text:p>
          </table:table-cell>
          <table:table-cell office:value-type="string" calcext:value-type="string">
            <text:p>16:1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PRC DA CONVENCAO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6/2021</text:p>
          </table:table-cell>
          <table:table-cell office:value-type="string" calcext:value-type="string">
            <text:p>17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18:3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BEIRA RIO</text:p>
          </table:table-cell>
          <table:table-cell office:value-type="string" calcext:value-type="string">
            <text:p>COLISÃO LATE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19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MARIO MEL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-4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19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ENGENHEIRO VASCONCELOS BITTENCOURT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20:41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ORONEL ANIZIO RODRIGUES COELHO</text:p>
          </table:table-cell>
          <table:table-cell office:value-type="string" calcext:value-type="string">
            <text:p>ENGAVETAMENTO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21:0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GENERAL SALGAD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6/2021</text:p>
          </table:table-cell>
          <table:table-cell office:value-type="string" calcext:value-type="string">
            <text:p>21:01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DO MACHAD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6/2021</text:p>
          </table:table-cell>
          <table:table-cell office:value-type="string" calcext:value-type="string">
            <text:p>03:3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6/2021</text:p>
          </table:table-cell>
          <table:table-cell office:value-type="string" calcext:value-type="string">
            <text:p>19:1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RUA LEANDRO BARRETO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08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08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JOSE OSORI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13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AV CORREIA DE BRIT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16:3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APOTAMEN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17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IMPERIA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17:4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AIRRO DO RECIFE</text:p>
          </table:table-cell>
          <table:table-cell office:value-type="string" calcext:value-type="string">
            <text:p>AV RIO BRANC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c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21:06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EST DO BARBALHO</text:p>
          </table:table-cell>
          <table:table-cell office:value-type="string" calcext:value-type="string">
            <text:p>COLISÃO LATERAL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6/2021</text:p>
          </table:table-cell>
          <table:table-cell office:value-type="string" calcext:value-type="string">
            <text:p>22:4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HENRIQUE CAPITULIN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07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UA BARAO DE ITAPISSUM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12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DONA ELVIR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12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13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14:0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DR JAYME DA FONT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20:46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6/2021</text:p>
          </table:table-cell>
          <table:table-cell office:value-type="string" calcext:value-type="string">
            <text:p>22:2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07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PEDRO AFONS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08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08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09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11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15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ITAJAI</text:p>
          </table:table-cell>
          <table:table-cell office:value-type="string" calcext:value-type="string">
            <text:p>COLISÃO LATERAL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6/2021</text:p>
          </table:table-cell>
          <table:table-cell office:value-type="string" calcext:value-type="string">
            <text:p>18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DR EURICO CHAVES</text:p>
          </table:table-cell>
          <table:table-cell office:value-type="string" calcext:value-type="string">
            <text:p>COLISÃO LATER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0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07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RUNO VELOS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08:0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11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RUA APRIGIO GUIMA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18:5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6/2021</text:p>
          </table:table-cell>
          <table:table-cell office:value-type="string" calcext:value-type="string">
            <text:p>23:19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6/2021</text:p>
          </table:table-cell>
          <table:table-cell office:value-type="string" calcext:value-type="string">
            <text:p>02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6/2021</text:p>
          </table:table-cell>
          <table:table-cell office:value-type="string" calcext:value-type="string">
            <text:p>07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QUARENTA E OITO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6/2021</text:p>
          </table:table-cell>
          <table:table-cell office:value-type="string" calcext:value-type="string">
            <text:p>12:0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6/2021</text:p>
          </table:table-cell>
          <table:table-cell office:value-type="string" calcext:value-type="string">
            <text:p>22:31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07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07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CONEGO BARA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15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18:2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AIRRO DO RECIFE</text:p>
          </table:table-cell>
          <table:table-cell/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AFONSO OLINDENS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6/2021</text:p>
          </table:table-cell>
          <table:table-cell office:value-type="string" calcext:value-type="string">
            <text:p>20:50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SUB DA MEDALHA MILAGROS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6/2021</text:p>
          </table:table-cell>
          <table:table-cell office:value-type="string" calcext:value-type="string">
            <text:p>00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6/2021</text:p>
          </table:table-cell>
          <table:table-cell office:value-type="string" calcext:value-type="string">
            <text:p>00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DEZ DE JU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6/2021</text:p>
          </table:table-cell>
          <table:table-cell office:value-type="string" calcext:value-type="string">
            <text:p>06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6/2021</text:p>
          </table:table-cell>
          <table:table-cell office:value-type="string" calcext:value-type="string">
            <text:p>06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6/2021</text:p>
          </table:table-cell>
          <table:table-cell office:value-type="string" calcext:value-type="string">
            <text:p>11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HOQ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6/2021</text:p>
          </table:table-cell>
          <table:table-cell office:value-type="string" calcext:value-type="string">
            <text:p>16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6/2021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JEAN EMILE FAVRE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6/2021</text:p>
          </table:table-cell>
          <table:table-cell office:value-type="string" calcext:value-type="string">
            <text:p>08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RUA SOLDADO MARIO KOSEL FILHO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6/2021</text:p>
          </table:table-cell>
          <table:table-cell office:value-type="string" calcext:value-type="string">
            <text:p>11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6/2021</text:p>
          </table:table-cell>
          <table:table-cell office:value-type="string" calcext:value-type="string">
            <text:p>12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6/2021</text:p>
          </table:table-cell>
          <table:table-cell office:value-type="string" calcext:value-type="string">
            <text:p>13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6/2021</text:p>
          </table:table-cell>
          <table:table-cell office:value-type="string" calcext:value-type="string">
            <text:p>14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MARQUES DE MARICA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OIS IRMA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0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1:0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PROFESSOR ESTEVAO FRANCISCO DA COSTA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1:3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MARIA QUITERI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1:39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1:5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3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17:0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20:5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ODORICO MENDES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6/2021</text:p>
          </table:table-cell>
          <table:table-cell office:value-type="string" calcext:value-type="string">
            <text:p>22:20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ODORICO MENDES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09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RUA DR MIGUEL VIEIRA FERREIR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1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DA PAZ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3:4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4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6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QUED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6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19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6/2021</text:p>
          </table:table-cell>
          <table:table-cell office:value-type="string" calcext:value-type="string">
            <text:p>20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JARDIM SÃO PAULO</text:p>
          </table:table-cell>
          <table:table-cell office:value-type="string" calcext:value-type="string">
            <text:p>RUA LEANDRO BARRETO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07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IMPERADOR PEDRO SEGUND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13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AFONSO BATIS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18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RIACHUELO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22:42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FREI CASSIMIR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07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EST DO FORTE DO ARRAIAL N. DO B. JESU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09:3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09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SA E SOUZ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1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LTO JOSÉ BONIFÁCIO</text:p>
          </table:table-cell>
          <table:table-cell office:value-type="string" calcext:value-type="string">
            <text:p>RUA CORREGO DO EUCLIDES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1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5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JOAQUIM RIBEIRO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ATROPELAMENTO DE PESS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7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18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20:54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21:27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2/07/2021</text:p>
          </table:table-cell>
          <table:table-cell office:value-type="string" calcext:value-type="string">
            <text:p>22:3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VIADUTO TANCREDO NEVES</text:p>
          </table:table-cell>
          <table:table-cell office:value-type="string" calcext:value-type="string">
            <text:p>QUE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08:2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08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Co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12:5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15:0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3/07/2021</text:p>
          </table:table-cell>
          <table:table-cell office:value-type="string" calcext:value-type="string">
            <text:p>15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BANGA</text:p>
          </table:table-cell>
          <table:table-cell office:value-type="string" calcext:value-type="string">
            <text:p>VDO PAPA JOAO PAULO II</text:p>
          </table:table-cell>
          <table:table-cell office:value-type="string" calcext:value-type="string">
            <text:p>COLISÃO COM CIC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10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AV FLOR DE SANTAN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16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RUA QUARENTA E OI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20:5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MANUEL DE MEDEIROS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22:3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CONS ROSA E SILV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06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M HELDER CAMARA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07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08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CONSUL VILARES FRAGOSO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09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11:1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AV DA RECUPERACA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16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AV DR EURICO CHAVES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22:0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2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3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ENGENHEIRO JOSE ESTELIT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4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TRANSVERS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4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ARLINDO GOUVEI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8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FREI CASSIMIRO</text:p>
          </table:table-cell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18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DR JOSE RUFIN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11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C SANTA RI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14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RUA TOME GIBS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15:2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CAXANG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16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12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ENIDA CELSO FURTADO (VIA MANGUE)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16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16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BENFICA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19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8/07/2021</text:p>
          </table:table-cell>
          <table:table-cell office:value-type="string" calcext:value-type="string">
            <text:p>2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RIO LARG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07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GENERAL MAC ARTHUR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11:3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12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13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15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16:5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21:16:4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06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07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M BOSC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10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RIBEIRO DE BRIT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11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UA SAO MATEU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15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ONDE DA BOA VISTA</text:p>
          </table:table-cell>
          <table:table-cell office:value-type="string" calcext:value-type="string">
            <text:p>COLISÃO COM CIC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17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7/2021</text:p>
          </table:table-cell>
          <table:table-cell office:value-type="string" calcext:value-type="string">
            <text:p>10:4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7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EST DO ENCANAMENTO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7/2021</text:p>
          </table:table-cell>
          <table:table-cell office:value-type="string" calcext:value-type="string">
            <text:p>20:3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1/07/2021</text:p>
          </table:table-cell>
          <table:table-cell office:value-type="string" calcext:value-type="string">
            <text:p>22:0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RUA DA CONCORDI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06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06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07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08:1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JOAO FERNANDES VIEI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09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RUA COMENDADOR BENTO AGUIAR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1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10:5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12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RUA DALVA DE OLIVEIRA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18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AV AFONSO OLINDENS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22:07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JOAQUIM RIBEIRO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7/2021</text:p>
          </table:table-cell>
          <table:table-cell office:value-type="string" calcext:value-type="string">
            <text:p>07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MARQUES DE MARIC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7/2021</text:p>
          </table:table-cell>
          <table:table-cell office:value-type="string" calcext:value-type="string">
            <text:p>10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7/2021</text:p>
          </table:table-cell>
          <table:table-cell office:value-type="string" calcext:value-type="string">
            <text:p>11:0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7/2021</text:p>
          </table:table-cell>
          <table:table-cell office:value-type="string" calcext:value-type="string">
            <text:p>18:5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UA DR FERNANDO ALLAIN</text:p>
          </table:table-cell>
          <table:table-cell office:value-type="string" calcext:value-type="string">
            <text:p>COLISÃO FRONT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3/07/2021</text:p>
          </table:table-cell>
          <table:table-cell office:value-type="string" calcext:value-type="string">
            <text:p>20:1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RUA ASSUNCAO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01:1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HOQ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11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HIPÓDROMO</text:p>
          </table:table-cell>
          <table:table-cell office:value-type="string" calcext:value-type="string">
            <text:p>EST DE BELEM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11:56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NOGUEIRA LIM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15:4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16:45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MARQUES DE BAIPENDI</text:p>
          </table:table-cell>
          <table:table-cell office:value-type="string" calcext:value-type="string">
            <text:p>COLISÃO LATE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17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4/07/2021</text:p>
          </table:table-cell>
          <table:table-cell office:value-type="string" calcext:value-type="string">
            <text:p>2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SEIR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08:0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IRMÃOS</text:p>
          </table:table-cell>
          <table:table-cell office:value-type="string" calcext:value-type="string">
            <text:p>RUA MANUEL DE MEDEIRO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0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NICOLAU PEREIRA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3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ANTONIO DE GO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6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AV PROFESSOR LUIZ FREIRE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6:1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ÕES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/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16:2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5/07/2021</text:p>
          </table:table-cell>
          <table:table-cell office:value-type="string" calcext:value-type="string">
            <text:p>21:04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7/2021</text:p>
          </table:table-cell>
          <table:table-cell office:value-type="string" calcext:value-type="string">
            <text:p>04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7/2021</text:p>
          </table:table-cell>
          <table:table-cell office:value-type="string" calcext:value-type="string">
            <text:p>09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ERNESTO DE PAULA SANTO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7/2021</text:p>
          </table:table-cell>
          <table:table-cell office:value-type="string" calcext:value-type="string">
            <text:p>11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AV SUL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7/2021</text:p>
          </table:table-cell>
          <table:table-cell office:value-type="string" calcext:value-type="string">
            <text:p>16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ERNESTO DE PAULA SANTOS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6/07/2021</text:p>
          </table:table-cell>
          <table:table-cell office:value-type="string" calcext:value-type="string">
            <text:p>20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10:1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PADRE LANDIM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ROSARINHO</text:p>
          </table:table-cell>
          <table:table-cell office:value-type="string" calcext:value-type="string">
            <text:p>RUA DR JOSE MARI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19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VISCONDE DE JEQUITINHONH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20:39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GENERAL SAN MARTIN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7/07/2021</text:p>
          </table:table-cell>
          <table:table-cell office:value-type="string" calcext:value-type="string">
            <text:p>22:2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7/2021</text:p>
          </table:table-cell>
          <table:table-cell office:value-type="string" calcext:value-type="string">
            <text:p>02:18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7/2021</text:p>
          </table:table-cell>
          <table:table-cell office:value-type="string" calcext:value-type="string">
            <text:p>07:4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DR JAYME DA FONTE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8/07/2021</text:p>
          </table:table-cell>
          <table:table-cell office:value-type="string" calcext:value-type="string">
            <text:p>09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ENGENHEIRO ABDIAS DE CARVALH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7/2021</text:p>
          </table:table-cell>
          <table:table-cell office:value-type="string" calcext:value-type="string">
            <text:p>07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LHA JOANA BEZERRA</text:p>
          </table:table-cell>
          <table:table-cell office:value-type="string" calcext:value-type="string">
            <text:p>VIADUTO CAPITAO TEMUDO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7/2021</text:p>
          </table:table-cell>
          <table:table-cell office:value-type="string" calcext:value-type="string">
            <text:p>08:1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RUA ALTO DO EUCALIP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7/2021</text:p>
          </table:table-cell>
          <table:table-cell office:value-type="string" calcext:value-type="string">
            <text:p>08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7/2021</text:p>
          </table:table-cell>
          <table:table-cell office:value-type="string" calcext:value-type="string">
            <text:p>10:0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19/07/2021</text:p>
          </table:table-cell>
          <table:table-cell office:value-type="string" calcext:value-type="string">
            <text:p>11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SAO MIGUEL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10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SA E SOUZA</text:p>
          </table:table-cell>
          <table:table-cell office:value-type="string" calcext:value-type="string">
            <text:p>ATROPELAMENTO DE PESS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15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UA SOUZA BAND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17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RUA SUELI LUNA MENELAU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Dê a preferência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19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CAMBOIM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19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COM CIC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0/07/2021</text:p>
          </table:table-cell>
          <table:table-cell office:value-type="string" calcext:value-type="string">
            <text:p>20:58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06:3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/>
          <table:table-cell office:value-type="string" calcext:value-type="string">
            <text:p>Molhada</text:p>
          </table:table-cell>
          <table:table-cell/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10:0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BOA VIAGE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10:1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11:3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RUA LEONARDO BEZERRA CAVALCANTE</text:p>
          </table:table-cell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15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UA HELIO BRANDAO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1/07/2021</text:p>
          </table:table-cell>
          <table:table-cell office:value-type="string" calcext:value-type="string">
            <text:p>16:3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RUA MINEIROLANDI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08:1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RUA DO MARQUES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0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ESTANCI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1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PIPUCOS</text:p>
          </table:table-cell>
          <table:table-cell office:value-type="string" calcext:value-type="string">
            <text:p>RUA DE APIPUCO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1:2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/>
          <table:table-cell office:value-type="string" calcext:value-type="string">
            <text:p>COLISÃO TRANSVE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4:0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RUA RIBEIRO PESSOA</text:p>
          </table:table-cell>
          <table:table-cell office:value-type="string" calcext:value-type="string">
            <text:p>COLISÃO LAT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4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SA E SOUZ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4:3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5:5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7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2/07/2021</text:p>
          </table:table-cell>
          <table:table-cell office:value-type="string" calcext:value-type="string">
            <text:p>17:4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NOVA DESCOBERTA</text:p>
          </table:table-cell>
          <table:table-cell office:value-type="string" calcext:value-type="string">
            <text:p>COLISÃO TRANSVERS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00:2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IS RIOS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/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1:4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EIAS</text:p>
          </table:table-cell>
          <table:table-cell office:value-type="string" calcext:value-type="string">
            <text:p>AV RECIF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6:4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AV VISCONDE DE ALBUQUERQUE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6:5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MARQUES DE BAIPENDI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8:0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LTO JOSÉ BONIFÁCIO</text:p>
          </table:table-cell>
          <table:table-cell office:value-type="string" calcext:value-type="string">
            <text:p>RUA ALTO JOSE BONIFACIO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8:1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AV PARNAMIRIM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18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string" calcext:value-type="string">
            <text:p>Não exist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3/07/2021</text:p>
          </table:table-cell>
          <table:table-cell office:value-type="string" calcext:value-type="string">
            <text:p>20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7/2021</text:p>
          </table:table-cell>
          <table:table-cell office:value-type="string" calcext:value-type="string">
            <text:p>05:40:00</text:p>
          </table:table-cell>
          <table:table-cell office:value-type="string" calcext:value-type="string">
            <text:p>VÍTIMA FATAL</text:p>
          </table:table-cell>
          <table:table-cell office:value-type="string" calcext:value-type="string">
            <text:p>IBURA</text:p>
          </table:table-cell>
          <table:table-cell office:value-type="string" calcext:value-type="string">
            <text:p>AV DOZE DE JUNHO</text:p>
          </table:table-cell>
          <table:table-cell office:value-type="string" calcext:value-type="string">
            <text:p>CHO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7/2021</text:p>
          </table:table-cell>
          <table:table-cell office:value-type="string" calcext:value-type="string">
            <text:p>10:5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PRC DAS CINCO PONTA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7/2021</text:p>
          </table:table-cell>
          <table:table-cell office:value-type="string" calcext:value-type="string">
            <text:p>11:3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TAMARINEIRA</text:p>
          </table:table-cell>
          <table:table-cell office:value-type="string" calcext:value-type="string">
            <text:p>RUA CONEGO BAR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7/2021</text:p>
          </table:table-cell>
          <table:table-cell office:value-type="string" calcext:value-type="string">
            <text:p>13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4/07/2021</text:p>
          </table:table-cell>
          <table:table-cell office:value-type="string" calcext:value-type="string">
            <text:p>21:31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OTÓ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7/2021</text:p>
          </table:table-cell>
          <table:table-cell office:value-type="string" calcext:value-type="string">
            <text:p>06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AV DANTAS BARRETO</text:p>
          </table:table-cell>
          <table:table-cell office:value-type="string" calcext:value-type="string">
            <text:p>COLISÃO TRANSVER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7/2021</text:p>
          </table:table-cell>
          <table:table-cell office:value-type="string" calcext:value-type="string">
            <text:p>08:2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OIS UNIDOS</text:p>
          </table:table-cell>
          <table:table-cell office:value-type="string" calcext:value-type="string">
            <text:p>AV HILDEBRANDO DE VASCONCELOS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7/2021</text:p>
          </table:table-cell>
          <table:table-cell office:value-type="string" calcext:value-type="string">
            <text:p>17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RUA NICOLAU PEREIRA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7/2021</text:p>
          </table:table-cell>
          <table:table-cell office:value-type="string" calcext:value-type="string">
            <text:p>19:2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V ENGENHEIRO DOMINGOS FERREIRA</text:p>
          </table:table-cell>
          <table:table-cell office:value-type="string" calcext:value-type="string">
            <text:p>COLISÃO LATERA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5/07/2021</text:p>
          </table:table-cell>
          <table:table-cell office:value-type="string" calcext:value-type="string">
            <text:p>20:55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TRAS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08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AV PROFESSOR ESTEVAO FRANCISCO DA COST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10:4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AV BEBERIBE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14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16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20:4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20:53:4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ORTO DA MADEIRA</text:p>
          </table:table-cell>
          <table:table-cell office:value-type="string" calcext:value-type="string">
            <text:p>RUA DALVA DE OLIVEIRA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7/202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RUA DOS PALMARES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7/202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VISCONDE DE SUASSUNA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6/07/2021</text:p>
          </table:table-cell>
          <table:table-cell office:value-type="string" calcext:value-type="string">
            <text:p>09:25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7/2021</text:p>
          </table:table-cell>
          <table:table-cell office:value-type="string" calcext:value-type="string">
            <text:p>15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REJO DE BEBERIBE</text:p>
          </table:table-cell>
          <table:table-cell office:value-type="string" calcext:value-type="string">
            <text:p>AV VEREADOR OTACILIO AZEVED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legível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7/2021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FLITOS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7/07/2021</text:p>
          </table:table-cell>
          <table:table-cell office:value-type="string" calcext:value-type="string">
            <text:p>16:53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BARAO DE SOUZA LEA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7/2021</text:p>
          </table:table-cell>
          <table:table-cell office:value-type="string" calcext:value-type="string">
            <text:p>09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V DEZESSETE DE AGOSTO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7/2021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7/2021</text:p>
          </table:table-cell>
          <table:table-cell office:value-type="string" calcext:value-type="string">
            <text:p>11:2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AV FLOR DE SANTAN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7/2021</text:p>
          </table:table-cell>
          <table:table-cell office:value-type="string" calcext:value-type="string">
            <text:p>15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RUA JOAO CARDOSO AIRES</text:p>
          </table:table-cell>
          <table:table-cell office:value-type="string" calcext:value-type="string">
            <text:p>COLISÃO FR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Placas "Pare"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8/07/2021</text:p>
          </table:table-cell>
          <table:table-cell office:value-type="string" calcext:value-type="string">
            <text:p>18:1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NOVA DESCOBERTA</text:p>
          </table:table-cell>
          <table:table-cell office:value-type="string" calcext:value-type="string">
            <text:p>RUA NOVA DESCOBERTA</text:p>
          </table:table-cell>
          <table:table-cell office:value-type="string" calcext:value-type="string">
            <text:p>ATROPELAMENTO DE PESSO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ilumin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7/2021</text:p>
          </table:table-cell>
          <table:table-cell office:value-type="string" calcext:value-type="string">
            <text:p>02:0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APOTAMENT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retenção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7/2021</text:p>
          </table:table-cell>
          <table:table-cell office:value-type="string" calcext:value-type="string">
            <text:p>07:47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RUA SIMAO MEND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7/2021</text:p>
          </table:table-cell>
          <table:table-cell office:value-type="string" calcext:value-type="string">
            <text:p>17:13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29/07/2021</text:p>
          </table:table-cell>
          <table:table-cell office:value-type="string" calcext:value-type="string">
            <text:p>20:50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PRC DE CASA FORT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07:3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QU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0:5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1:19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GENERAL MAC ARTHUR</text:p>
          </table:table-cell>
          <table:table-cell office:value-type="string" calcext:value-type="string">
            <text:p>CHOQ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1:3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UA SAO BENTO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2:41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TEJIPIÓ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Mal conservada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6:52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AV CRUZ CABUGA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8:22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AV CONSELHEIRO AGUIAR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8:53:00</text:p>
          </table:table-cell>
          <table:table-cell office:value-type="string" calcext:value-type="string">
            <text:p>SEM VÍTIMA</text:p>
          </table:table-cell>
          <table:table-cell/>
          <table:table-cell office:value-type="string" calcext:value-type="string">
            <text:p>RUA VALE DO CARIRI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19:27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UA DO RIACHUELO</text:p>
          </table:table-cell>
          <table:table-cell office:value-type="string" calcext:value-type="string">
            <text:p>COLISÃO LATER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0/07/2021</text:p>
          </table:table-cell>
          <table:table-cell office:value-type="string" calcext:value-type="string">
            <text:p>21:07:4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AV PROFESSOR JOSE DOS ANJOS</text:p>
          </table:table-cell>
          <table:table-cell office:value-type="string" calcext:value-type="string">
            <text:p>COLISÃO TRASEIR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Outr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03:48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TRANSVERS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07:36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SA AMARELA</text:p>
          </table:table-cell>
          <table:table-cell office:value-type="string" calcext:value-type="string">
            <text:p>AV NORTE</text:p>
          </table:table-cell>
          <table:table-cell office:value-type="string" calcext:value-type="string">
            <text:p>ATROPELAMENTO DE PESS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09:1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XANGÁ</text:p>
          </table:table-cell>
          <table:table-cell office:value-type="string" calcext:value-type="string">
            <text:p>AV CAXANGA</text:p>
          </table:table-cell>
          <table:table-cell office:value-type="string" calcext:value-type="string">
            <text:p>COLISÃO FRON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uvos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Molhad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14:30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GRAÇAS</text:p>
          </table:table-cell>
          <table:table-cell office:value-type="string" calcext:value-type="string">
            <text:p>AV GOVERNADOR AGAMENON MAGALH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15:3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IMBIRIBEIRA</text:p>
          </table:table-cell>
          <table:table-cell office:value-type="string" calcext:value-type="string">
            <text:p>AV MARECHAL MASCARENHAS DE MORAES</text:p>
          </table:table-cell>
          <table:table-cell office:value-type="string" calcext:value-type="string">
            <text:p>COLISÃO LATE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defeito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Faixa de pedestre</text:p>
          </table:table-cell>
          <table:table-cell office:value-type="string" calcext:value-type="string">
            <text:p>R-6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UA PROFESSOR FRANCISCO DA TRINDADE</text:p>
          </table:table-cell>
          <table:table-cell office:value-type="string" calcext:value-type="string">
            <text:p>COLISÃO TRASEIR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Perfeito estado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table:number-columns-repeated="2"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20:19:00</text:p>
          </table:table-cell>
          <table:table-cell office:value-type="string" calcext:value-type="string">
            <text:p>COM VÍTIMA</text:p>
          </table:table-cell>
          <table:table-cell office:value-type="string" calcext:value-type="string">
            <text:p>ALTO JOSÉ BONIFÁCIO</text:p>
          </table:table-cell>
          <table:table-cell office:value-type="string" calcext:value-type="string">
            <text:p>RUA ALTO JOSE BONIFACIO</text:p>
          </table:table-cell>
          <table:table-cell office:value-type="string" calcext:value-type="string">
            <text:p>COLISÃO FRON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existente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erfeito estado</text:p>
          </table:table-cell>
          <table:table-cell office:value-type="string" calcext:value-type="string">
            <text:p>Não existe</text:p>
          </table:table-cell>
          <table:table-cell office:value-type="string" calcext:value-type="string">
            <text:p>Não há placa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31/07/2021</text:p>
          </table:table-cell>
          <table:table-cell office:value-type="string" calcext:value-type="string">
            <text:p>20:41:00</text:p>
          </table:table-cell>
          <table:table-cell office:value-type="string" calcext:value-type="string">
            <text:p>SEM VÍTIMA</text:p>
          </table:table-cell>
          <table:table-cell office:value-type="string" calcext:value-type="string">
            <text:p>ÁGUA FRIA</text:p>
          </table:table-cell>
          <table:table-cell office:value-type="string" calcext:value-type="string">
            <text:p>RUA LADEIRA DE PEDRA</text:p>
          </table:table-cell>
          <table:table-cell office:value-type="string" calcext:value-type="string">
            <text:p>COLISÃO TRAS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8T19:38:26.537380168</dc:date>
    <meta:editing-duration>PT4M8S</meta:editing-duration>
    <meta:editing-cycles>1</meta:editing-cycles>
    <meta:document-statistic meta:table-count="1" meta:cell-count="28799" meta:object-count="0"/>
    <meta:generator>LibreOffice/6.0.7.3$Linux_X86_64 LibreOffice_project/00m0$Build-3</meta:generator>
  </office:meta>
</office:document-meta>
</file>